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30000031AFA52A9A9.jpg"/>
  <manifest:file-entry manifest:media-type="image/jpeg" manifest:full-path="Pictures/10000000000004230000031A754A8E40.jpg"/>
  <manifest:file-entry manifest:media-type="image/jpeg" manifest:full-path="Pictures/10000000000004230000031A32C586F6.jpg"/>
  <manifest:file-entry manifest:media-type="image/jpeg" manifest:full-path="Pictures/10000000000004230000031AD43F8064.jpg"/>
  <manifest:file-entry manifest:media-type="image/jpeg" manifest:full-path="Pictures/10000000000004230000031A8554F551.jpg"/>
  <manifest:file-entry manifest:media-type="image/jpeg" manifest:full-path="Pictures/10000000000004230000031AFA4D482C.jpg"/>
  <manifest:file-entry manifest:media-type="image/jpeg" manifest:full-path="Pictures/10000000000004230000031A857455A1.jpg"/>
  <manifest:file-entry manifest:media-type="image/jpeg" manifest:full-path="Pictures/100000000000009D0000008A7377E695.jpg"/>
  <manifest:file-entry manifest:media-type="image/jpeg" manifest:full-path="Pictures/10000000000004230000031ADE4DEE8D.jpg"/>
  <manifest:file-entry manifest:media-type="image/jpeg" manifest:full-path="Pictures/10000000000004230000031A3569F914.jpg"/>
  <manifest:file-entry manifest:media-type="image/jpeg" manifest:full-path="Pictures/10000000000004230000031A8C3D22AE.jpg"/>
  <manifest:file-entry manifest:media-type="image/jpeg" manifest:full-path="Pictures/10000000000004230000031A614A8448.jpg"/>
  <manifest:file-entry manifest:media-type="image/jpeg" manifest:full-path="Pictures/10000000000004230000031AEFF35D5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ç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Predefinição">
        <draw:frame draw:style-name="gr1" draw:text-style-name="P1" draw:layer="layout" svg:width="27.999cm" svg:height="20.992cm" svg:x="0.011cm" svg:y="0cm">
          <draw:image xlink:href="Pictures/10000000000004230000031A857455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ção">
        <draw:frame draw:style-name="gr1" draw:text-style-name="P1" draw:layer="layout" svg:width="27.999cm" svg:height="20.992cm" svg:x="0.011cm" svg:y="-0.005cm">
          <draw:image xlink:href="Pictures/10000000000004230000031A754A8E40.jpg" xlink:type="simple" xlink:show="embed" xlink:actuate="onLoad">
            <text:p/>
          </draw:image>
        </draw:frame>
        <draw:frame draw:style-name="gr1" draw:text-style-name="P1" draw:layer="layout" svg:width="4.153cm" svg:height="3.65cm" svg:x="23.96cm" svg:y="0.1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ção">
        <draw:frame draw:style-name="gr1" draw:text-style-name="P1" draw:layer="layout" svg:width="27.999cm" svg:height="20.992cm" svg:x="0.011cm" svg:y="-0.015cm">
          <draw:image xlink:href="Pictures/10000000000004230000031A8554F551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96cm" svg:y="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ção">
        <draw:frame draw:style-name="gr1" draw:text-style-name="P1" draw:layer="layout" svg:width="27.999cm" svg:height="20.992cm" svg:x="0cm" svg:y="0cm">
          <draw:image xlink:href="Pictures/10000000000004230000031A614A8448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86cm" svg:y="0.05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96cm" svg:y="-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ção">
        <draw:frame draw:style-name="gr1" draw:text-style-name="P1" draw:layer="layout" svg:width="27.999cm" svg:height="20.992cm" svg:x="0cm" svg:y="0.008cm">
          <draw:image xlink:href="Pictures/10000000000004230000031A3569F914.jpg" xlink:type="simple" xlink:show="embed" xlink:actuate="onLoad">
            <text:p/>
          </draw:image>
        </draw:frame>
        <draw:frame draw:style-name="gr1" draw:text-style-name="P1" draw:layer="layout" svg:width="4.153cm" svg:height="3.65cm" svg:x="23.9cm" svg:y="0.008cm">
          <draw:image xlink:href="Pictures/100000000000009D0000008A7377E695.jpg" xlink:type="simple" xlink:show="embed" xlink:actuate="onLoad">
            <text:p/>
          </draw:image>
        </draw:frame>
        <draw:frame draw:style-name="gr1" draw:text-style-name="P1" draw:layer="layout" svg:width="4.153cm" svg:height="3.65cm" svg:x="23.959cm" svg:y="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ção">
        <draw:frame draw:style-name="gr1" draw:text-style-name="P1" draw:layer="layout" svg:width="27.999cm" svg:height="20.992cm" svg:x="0.055cm" svg:y="-0.013cm">
          <draw:image xlink:href="Pictures/10000000000004230000031AD43F8064.jpg" xlink:type="simple" xlink:show="embed" xlink:actuate="onLoad">
            <text:p/>
          </draw:image>
        </draw:frame>
        <draw:frame draw:style-name="gr1" draw:text-style-name="P1" draw:layer="layout" svg:width="4.153cm" svg:height="3.65cm" svg:x="24.001cm" svg:y="-0.013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ção">
        <draw:frame draw:style-name="gr1" draw:text-style-name="P1" draw:layer="layout" svg:width="27.999cm" svg:height="20.992cm" svg:x="0cm" svg:y="0.008cm">
          <draw:image xlink:href="Pictures/10000000000004230000031AFA52A9A9.jpg" xlink:type="simple" xlink:show="embed" xlink:actuate="onLoad">
            <text:p/>
          </draw:image>
        </draw:frame>
        <draw:frame draw:style-name="gr1" draw:text-style-name="P1" draw:layer="layout" svg:width="4.153cm" svg:height="3.65cm" svg:x="23.96cm" svg:y="-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ção">
        <draw:frame draw:style-name="gr1" draw:text-style-name="P1" draw:layer="layout" svg:width="27.999cm" svg:height="20.992cm" svg:x="0.055cm" svg:y="-0.013cm">
          <draw:image xlink:href="Pictures/10000000000004230000031AEFF35D57.jpg" xlink:type="simple" xlink:show="embed" xlink:actuate="onLoad">
            <text:p/>
          </draw:image>
        </draw:frame>
        <draw:frame draw:style-name="gr1" draw:text-style-name="P1" draw:layer="layout" svg:width="4.153cm" svg:height="3.65cm" svg:x="23.96cm" svg:y="-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ção">
        <draw:frame draw:style-name="gr1" draw:text-style-name="P1" draw:layer="layout" svg:width="27.999cm" svg:height="20.992cm" svg:x="0.001cm" svg:y="0.008cm">
          <draw:image xlink:href="Pictures/10000000000004230000031ADE4DEE8D.jpg" xlink:type="simple" xlink:show="embed" xlink:actuate="onLoad">
            <text:p/>
          </draw:image>
        </draw:frame>
        <draw:frame draw:style-name="gr1" draw:text-style-name="P1" draw:layer="layout" svg:width="4.153cm" svg:height="3.65cm" svg:x="23.947cm" svg:y="0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ção">
        <draw:frame draw:style-name="gr1" draw:text-style-name="P1" draw:layer="layout" svg:width="27.999cm" svg:height="20.992cm" svg:x="0.001cm" svg:y="0cm">
          <draw:image xlink:href="Pictures/10000000000004230000031A8C3D22AE.jpg" xlink:type="simple" xlink:show="embed" xlink:actuate="onLoad">
            <text:p/>
          </draw:image>
        </draw:frame>
        <draw:frame draw:style-name="gr1" draw:text-style-name="P1" draw:layer="layout" svg:width="4.153cm" svg:height="3.65cm" svg:x="23.847cm" svg:y="-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ção">
        <draw:frame draw:style-name="gr1" draw:text-style-name="P1" draw:layer="layout" svg:width="27.999cm" svg:height="20.992cm" svg:x="0cm" svg:y="0cm">
          <draw:image xlink:href="Pictures/10000000000004230000031AFA4D482C.jpg" xlink:type="simple" xlink:show="embed" xlink:actuate="onLoad">
            <text:p/>
          </draw:image>
        </draw:frame>
        <draw:frame draw:style-name="gr1" draw:text-style-name="P1" draw:layer="layout" svg:width="4.153cm" svg:height="3.65cm" svg:x="23.846cm" svg:y="-0.05cm">
          <draw:image xlink:href="Pictures/100000000000009D0000008A7377E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ção">
        <draw:frame draw:style-name="gr1" draw:text-style-name="P1" draw:layer="layout" svg:width="27.999cm" svg:height="20.992cm" svg:x="0cm" svg:y="0cm">
          <draw:image xlink:href="Pictures/10000000000004230000031A32C586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ção-background" style:family="presentation">
      <style:graphic-properties draw:stroke="none" draw:fill="none"/>
      <style:text-properties style:letter-kerning="true"/>
    </style:style>
    <style:style style:name="Predefini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ção-outline3" style:family="presentation" style:parent-style-name="Predefini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ção-outline4" style:family="presentation" style:parent-style-name="Predefini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ção-outline5" style:family="presentation" style:parent-style-name="Predefini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ç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ç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ç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ção" style:page-layout-name="PM1" draw:style-name="Mdp1">
      <draw:frame presentation:style-name="Predefinição-title" draw:layer="backgroundobjects" svg:width="25.199cm" svg:height="3.506cm" svg:x="1.4cm" svg:y="0.837cm" presentation:class="title" presentation:placeholder="true">
        <draw:text-box/>
      </draw:frame>
      <draw:frame presentation:style-name="Predefiniç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3T16:05:50.93</meta:creation-date>
    <meta:editing-duration>PT18M8S</meta:editing-duration>
    <meta:editing-cycles>2</meta:editing-cycles>
    <dc:date>2015-12-14T02:33:41.61</dc:date>
    <meta:generator>OpenOffice/4.1.2$Win32 OpenOffice.org_project/412m3$Build-9782</meta:generator>
    <meta:document-statistic meta:object-count="79"/>
  </office:meta>
</office:document-meta>
</file>